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78bf" officeooo:paragraph-rsid="000678bf"/>
    </style:style>
    <style:style style:name="T1"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ver Letter</text:p>
      <text:p text:style-name="P1">This paper should not be considered as a paper in line with <text:span text:style-name="T1">Velvet or ALLPATH,</text:span> that is, it is not offering a functional solution that can be used immediately. Instead it should be understood as a paper in-line with Idury-Waterman (1995), that is, it’s providing a more foundational solution which can be built upon to produce better assemblers. As such, while an attempt was made to use real data for testing, the implementation of the algorithm described was a minimum working product that is not robust to errors and variation that might appear in real world data. This is not to say that it is impossible for this to be added, it’s just to say that the aim was not to produce a piece of software that implements the described algorithm. The aim was to design and analyse said algorithm itsel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5T20:47:24.560000000</meta:creation-date>
    <dc:date>2023-06-05T21:00:08.401000000</dc:date>
    <meta:editing-duration>PT12M45S</meta:editing-duration>
    <meta:editing-cycles>1</meta:editing-cycles>
    <meta:document-statistic meta:table-count="0" meta:image-count="0" meta:object-count="0" meta:page-count="1" meta:paragraph-count="2" meta:word-count="143" meta:character-count="808" meta:non-whitespace-character-count="667"/>
    <meta:generator>LibreOffice/7.4.7.2$Windows_X86_64 LibreOffice_project/723314e595e8007d3cf785c16538505a1c878ca5</meta:generator>
  </office:meta>
</office:document-meta>
</file>